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83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istrict</text:p>
          </table:table-cell>
          <table:table-cell office:value-type="string">
            <text:p>population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</table:table-row>
        <table:table-row table:style-name="ro2">
          <table:table-cell office:value-type="string">
            <text:p>Charlottenburg-Wilmersdorf</text:p>
          </table:table-cell>
          <table:table-cell office:value-type="float" office:value="290741">
            <text:p>290741</text:p>
          </table:table-cell>
          <table:table-cell office:value-type="string">
            <text:p>52.5167</text:p>
          </table:table-cell>
          <table:table-cell office:value-type="string">
            <text:p>13.3</text:p>
          </table:table-cell>
        </table:table-row>
        <table:table-row table:style-name="ro2">
          <table:table-cell office:value-type="string">
            <text:p>Friedrichshain-Kreuzberg</text:p>
          </table:table-cell>
          <table:table-cell office:value-type="float" office:value="251226">
            <text:p>251226</text:p>
          </table:table-cell>
          <table:table-cell office:value-type="string">
            <text:p>52.5333</text:p>
          </table:table-cell>
          <table:table-cell office:value-type="string">
            <text:p>13.4333</text:p>
          </table:table-cell>
        </table:table-row>
        <table:table-row table:style-name="ro1">
          <table:table-cell office:value-type="string">
            <text:p>Lichtenberg</text:p>
          </table:table-cell>
          <table:table-cell office:value-type="float" office:value="252197">
            <text:p>252197</text:p>
          </table:table-cell>
          <table:table-cell office:value-type="string">
            <text:p>52.5374</text:p>
          </table:table-cell>
          <table:table-cell office:value-type="string">
            <text:p>13.50</text:p>
          </table:table-cell>
        </table:table-row>
        <table:table-row table:style-name="ro1">
          <table:table-cell office:value-type="string">
            <text:p>Marzahn-Hellersdorf</text:p>
          </table:table-cell>
          <table:table-cell office:value-type="float" office:value="243893">
            <text:p>243893</text:p>
          </table:table-cell>
          <table:table-cell office:value-type="string">
            <text:p>52.55</text:p>
          </table:table-cell>
          <table:table-cell office:value-type="string">
            <text:p>13.55</text:p>
          </table:table-cell>
        </table:table-row>
        <table:table-row table:style-name="ro2">
          <table:table-cell office:value-type="string">
            <text:p>Mitte</text:p>
          </table:table-cell>
          <table:table-cell office:value-type="float" office:value="316507">
            <text:p>316507</text:p>
          </table:table-cell>
          <table:table-cell office:value-type="string">
            <text:p>52.5306438</text:p>
          </table:table-cell>
          <table:table-cell office:value-type="string">
            <text:p>13.3830</text:p>
          </table:table-cell>
        </table:table-row>
        <table:table-row table:style-name="ro2">
          <table:table-cell office:value-type="string">
            <text:p>Neukölln</text:p>
          </table:table-cell>
          <table:table-cell office:value-type="float" office:value="298552">
            <text:p>298552</text:p>
          </table:table-cell>
          <table:table-cell office:value-type="string">
            <text:p>52.44077</text:p>
          </table:table-cell>
          <table:table-cell office:value-type="string">
            <text:p>13.4445</text:p>
          </table:table-cell>
        </table:table-row>
        <table:table-row table:style-name="ro2">
          <table:table-cell office:value-type="string">
            <text:p>Pankow</text:p>
          </table:table-cell>
          <table:table-cell office:value-type="float" office:value="355361">
            <text:p>355361</text:p>
          </table:table-cell>
          <table:table-cell office:value-type="string">
            <text:p>52.5667</text:p>
          </table:table-cell>
          <table:table-cell office:value-type="string">
            <text:p>13.4</text:p>
          </table:table-cell>
        </table:table-row>
        <table:table-row table:style-name="ro1">
          <table:table-cell office:value-type="string">
            <text:p>Reinickendorf</text:p>
          </table:table-cell>
          <table:table-cell office:value-type="float" office:value="237758">
            <text:p>237758</text:p>
          </table:table-cell>
          <table:table-cell office:value-type="string">
            <text:p>52.5760</text:p>
          </table:table-cell>
          <table:table-cell office:value-type="string">
            <text:p>13.351022</text:p>
          </table:table-cell>
        </table:table-row>
        <table:table-row table:style-name="ro2">
          <table:table-cell office:value-type="string">
            <text:p>Spandau</text:p>
          </table:table-cell>
          <table:table-cell office:value-type="float" office:value="214235">
            <text:p>214235</text:p>
          </table:table-cell>
          <table:table-cell office:value-type="string">
            <text:p>52.55</text:p>
          </table:table-cell>
          <table:table-cell office:value-type="string">
            <text:p>13.2</text:p>
          </table:table-cell>
        </table:table-row>
        <table:table-row table:style-name="ro1">
          <table:table-cell office:value-type="string">
            <text:p>Steglitz-Zehlendorf</text:p>
          </table:table-cell>
          <table:table-cell office:value-type="float" office:value="277078">
            <text:p>277078</text:p>
          </table:table-cell>
          <table:table-cell office:value-type="string">
            <text:p>52.4333</text:p>
          </table:table-cell>
          <table:table-cell office:value-type="string">
            <text:p>13.2667</text:p>
          </table:table-cell>
        </table:table-row>
        <table:table-row table:style-name="ro2">
          <table:table-cell office:value-type="string">
            <text:p>Tempelhof-Schöneberg</text:p>
          </table:table-cell>
          <table:table-cell office:value-type="float" office:value="316936">
            <text:p>316936</text:p>
          </table:table-cell>
          <table:table-cell office:value-type="string">
            <text:p>52.4667</text:p>
          </table:table-cell>
          <table:table-cell office:value-type="string">
            <text:p>13.3833</text:p>
          </table:table-cell>
        </table:table-row>
        <table:table-row table:style-name="ro1">
          <table:table-cell office:value-type="string">
            <text:p>Treptow-Köpenick</text:p>
          </table:table-cell>
          <table:table-cell office:value-type="float" office:value="237881">
            <text:p>237881</text:p>
          </table:table-cell>
          <table:table-cell office:value-type="string">
            <text:p>52.45</text:p>
          </table:table-cell>
          <table:table-cell office:value-type="string">
            <text:p>13.5667</text:p>
          </table:table-cell>
        </table:table-row>
        <table:table-row table:style-name="ro2" table:number-rows-repeated="104856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document-statistic meta:table-count="1" meta:cell-count="52" meta:object-count="0"/>
  </office:meta>
</office:document-meta>
</file>